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AF0000014A5EEF79623A437BF9.png" manifest:media-type="image/png"/>
  <manifest:file-entry manifest:full-path="Pictures/10000001000005E9000003B4DC2AD0D3F64F070B.png" manifest:media-type="image/png"/>
  <manifest:file-entry manifest:full-path="Pictures/100000010000058E000001F97C1E99F5951CB6F3.png" manifest:media-type="image/png"/>
  <manifest:file-entry manifest:full-path="Pictures/10000001000004490000033877043F2138717969.png" manifest:media-type="image/png"/>
  <manifest:file-entry manifest:full-path="Pictures/10000001000003C2000001F947E51E83D7439EE3.png" manifest:media-type="image/png"/>
  <manifest:file-entry manifest:full-path="Pictures/10000001000006050000036965979031D5E9111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81d41a" fo:min-height="0.642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81d41a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3.495cm" svg:height="1.737cm" svg:x="1.905cm" svg:y="0.081cm" presentation:class="title" presentation:user-transformed="true">
          <draw:text-box>
            <text:p>Fuzzy _node _test 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25.23cm" svg:height="14.293cm" svg:x="1.44cm" svg:y="1.905cm">
          <draw:image xlink:href="Pictures/10000001000006050000036965979031D5E911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25.452cm" svg:height="13.36cm" svg:x="1.344cm" svg:y="1.232cm">
          <draw:image xlink:href="Pictures/10000001000003C2000001F947E51E83D7439E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27.999cm" svg:height="9.942cm" svg:x="0.07cm" svg:y="2.941cm">
          <draw:image xlink:href="Pictures/100000010000058E000001F97C1E99F5951CB6F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25.135cm" svg:height="15.749cm" svg:x="1.502cm" svg:y="0.037cm">
          <draw:image xlink:href="Pictures/10000001000005E9000003B4DC2AD0D3F64F070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user-transformed="true">
          <draw:text-box>
            <text:p text:style-name="P3">Fuzzy _node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27.999cm" svg:height="5.399cm" svg:x="0.07cm" svg:y="5.212cm">
          <draw:image xlink:href="Pictures/10000001000006AF0000014A5EEF79623A437BF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19.473cm" svg:height="14.628cm" svg:x="5.08cm" svg:y="1.158cm">
          <draw:image xlink:href="Pictures/10000001000004490000033877043F213871796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1T10:17:32.960249853</meta:creation-date>
    <dc:date>2024-04-01T17:48:04.451539858</dc:date>
    <meta:editing-duration>PT40M20S</meta:editing-duration>
    <meta:editing-cycles>2</meta:editing-cycles>
    <meta:generator>LibreOffice/7.3.7.2$Linux_X86_64 LibreOffice_project/30$Build-2</meta:generator>
    <meta:document-statistic meta:object-count="63"/>
  </office:meta>
</office:document-meta>
</file>